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42458"/>
    </style:style>
    <style:style style:name="P2" style:family="paragraph" style:parent-style-name="Standard">
      <style:text-properties officeooo:paragraph-rsid="00260a7a"/>
    </style:style>
    <style:style style:name="P3" style:family="paragraph" style:parent-style-name="Standard">
      <style:text-properties officeooo:rsid="00260a7a" officeooo:paragraph-rsid="00260a7a"/>
    </style:style>
    <style:style style:name="T1" style:family="text">
      <style:text-properties officeooo:rsid="00260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clone <text:a xlink:type="simple" xlink:href="https://github.com/ChuanleYu/P2.git" text:style-name="Internet_20_link" text:visited-style-name="Visited_20_Internet_20_Link">https://github.com/ChuanleYu/P2.git</text:a></text:p>
      <text:p text:style-name="Standard"/>
      <text:p text:style-name="Standard">find ./P2/Problem1 <text:s/>-type f -name "*.bin" -exec rm {} +</text:p>
      <text:p text:style-name="Standard"/>
      <text:p text:style-name="Standard"/>
      <text:p text:style-name="Standard">#!/bin/bash</text:p>
      <text:p text:style-name="Standard"/>
      <text:p text:style-name="Standard">file_remove() {</text:p>
      <text:p text:style-name="Standard"><text:s text:c="2"/>if [ -z "$1" ]; then</text:p>
      <text:p text:style-name="Standard"><text:s text:c="4"/>echo "Usage: $0 &lt;directory&gt;"</text:p>
      <text:p text:style-name="Standard"><text:s text:c="4"/>return 1</text:p>
      <text:p text:style-name="Standard"><text:s text:c="2"/>fi</text:p>
      <text:p text:style-name="Standard"/>
      <text:p text:style-name="Standard"><text:s text:c="2"/>local path="$1"</text:p>
      <text:p text:style-name="Standard"/>
      <text:p text:style-name="Standard"><text:s text:c="2"/>if [ ! -d "$path" ]; then</text:p>
      <text:p text:style-name="Standard"><text:s text:c="4"/>echo "Error: Directory '$path' does not exist."</text:p>
      <text:p text:style-name="Standard"><text:s text:c="4"/>return 1</text:p>
      <text:p text:style-name="Standard"><text:s text:c="2"/>fi</text:p>
      <text:p text:style-name="Standard"/>
      <text:p text:style-name="Standard"><text:s text:c="2"/>find "$path" -type f -name "*.bin" -exec rm {} +</text:p>
      <text:p text:style-name="Standard">}</text:p>
      <text:p text:style-name="Standard"/>
      <text:p text:style-name="Standard">#!/bin/bash</text:p>
      <text:p text:style-name="Standard"/>
      <text:p text:style-name="Standard"># Set the directory where your files are located</text:p>
      <text:p text:style-name="Standard">directory="P2/Problem1/electron_scattering_data"</text:p>
      <text:p text:style-name="Standard"/>
      <text:p text:style-name="Standard"># Create two separate directories for even and odd files</text:p>
      <text:p text:style-name="Standard">mkdir "$directory/even_files"</text:p>
      <text:p text:style-name="Standard">mkdir "$directory/odd_files"</text:p>
      <text:p text:style-name="Standard"/>
      <text:p text:style-name="Standard"># Counter for numbering the files</text:p>
      <text:p text:style-name="Standard">count=1</text:p>
      <text:p text:style-name="Standard"/>
      <text:p text:style-name="Standard"># Loop through the files in the directory</text:p>
      <text:p text:style-name="Standard">for file in "$directory"/*; do</text:p>
      <text:p text:style-name="Standard"><text:s text:c="4"/># Check if the item is a file</text:p>
      <text:p text:style-name="Standard"><text:s text:c="4"/>if [ -f "$file" ]; then</text:p>
      <text:p text:style-name="Standard"><text:s text:c="8"/># Determine if the current file number is even or odd</text:p>
      <text:p text:style-name="Standard"><text:s text:c="8"/>if ((count % 2 == 0)); then</text:p>
      <text:p text:style-name="Standard"><text:s text:c="12"/># Move even-numbered file to the even_files folder</text:p>
      <text:p text:style-name="Standard"><text:s text:c="12"/>mv "$file" "$directory/even_files"</text:p>
      <text:p text:style-name="Standard"><text:s text:c="8"/>else</text:p>
      <text:p text:style-name="Standard"><text:s text:c="12"/># Move odd-numbered file to the odd_files folder</text:p>
      <text:p text:style-name="Standard"><text:s text:c="12"/>mv "$file" "$directory/odd_files"</text:p>
      <text:p text:style-name="Standard"><text:s text:c="8"/>fi</text:p>
      <text:p text:style-name="Standard"><text:s text:c="8"/>count=$((count+1))</text:p>
      <text:p text:style-name="Standard"><text:s text:c="4"/>fi</text:p>
      <text:p text:style-name="Standard"><text:soft-page-break/>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Set your Git configuration</text:p>
      <text:p text:style-name="Standard">git config --global user.name "ChuanleYu"</text:p>
      <text:p text:style-name="Standard">git config --global user.email "chuanle@ucsb.edu"</text:p>
      <text:p text:style-name="Standard"/>
      <text:p text:style-name="Standard"># Create and switch to a new branch</text:p>
      <text:p text:style-name="Standard">git checkout -b feature_branch</text:p>
      <text:p text:style-name="Standard"/>
      <text:p text:style-name="Standard"># Create a readme file with "hello world!"</text:p>
      <text:p text:style-name="Standard">echo "hello world!" &gt; readme.md</text:p>
      <text:p text:style-name="Standard"/>
      <text:p text:style-name="Standard"># Stage the changes</text:p>
      <text:p text:style-name="Standard">git add readme.md</text:p>
      <text:p text:style-name="Standard"/>
      <text:p text:style-name="Standard"># Commit the changes</text:p>
      <text:p text:style-name="Standard">git commit -m "Add readme file with hello world text"</text:p>
      <text:p text:style-name="Standard"/>
      <text:p text:style-name="Standard"># Add a remote repository (assuming "origin" is your GitHub repository)</text:p>
      <text:p text:style-name="Standard">git remote add origin https://github.com/ChuanleYu/feature_branch.git</text:p>
      <text:p text:style-name="Standard"/>
      <text:p text:style-name="Standard"># Push to the feature_branch</text:p>
      <text:p text:style-name="Standard">git push -u origin feature_branch</text:p>
      <text:p text:style-name="P1"/>
      <text:p text:style-name="Standard"># Switch to the main branch</text:p>
      <text:p text:style-name="Standard">git checkout main</text:p>
      <text:p text:style-name="Standard"/>
      <text:p text:style-name="Standard"># Merge feature_branch into the main branch</text:p>
      <text:p text:style-name="Standard">git merge feature_branch</text:p>
      <text:p text:style-name="Standard"/>
      <text:p text:style-name="Standard"># Push the changes to the remote main branch</text:p>
      <text:p text:style-name="Standard">git push origin main</text:p>
      <text:p text:style-name="Standard"/>
      <text:p text:style-name="Standard"># Pull the latest changes from the remote</text:p>
      <text:p text:style-name="Standard">git pull origin m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7:09:16.163588771</meta:creation-date>
    <meta:editing-duration>PT5H47M28S</meta:editing-duration>
    <meta:editing-cycles>4</meta:editing-cycles>
    <meta:generator>LibreOffice/7.3.7.2$Linux_X86_64 LibreOffice_project/30$Build-2</meta:generator>
    <dc:date>2023-10-15T00:24:34.350634507</dc:date>
    <meta:document-statistic meta:table-count="0" meta:image-count="0" meta:object-count="0" meta:page-count="2" meta:paragraph-count="61" meta:word-count="296" meta:character-count="1918" meta:non-whitespace-character-count="1556"/>
  </office:meta>
</office:document-meta>
</file>